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ed863" officeooo:paragraph-rsid="001ed863"/>
    </style:style>
    <style:style style:name="P2" style:family="paragraph" style:parent-style-name="Heading_20_3">
      <style:text-properties officeooo:rsid="001ed863" officeooo:paragraph-rsid="001ed863"/>
    </style:style>
    <style:style style:name="P3" style:family="paragraph" style:parent-style-name="Heading_20_3">
      <style:text-properties officeooo:rsid="001efeb5" officeooo:paragraph-rsid="001efeb5"/>
    </style:style>
    <style:style style:name="P4" style:family="paragraph" style:parent-style-name="Heading_20_6">
      <style:text-properties officeooo:rsid="001ed863" officeooo:paragraph-rsid="001ed863"/>
    </style:style>
    <style:style style:name="P5" style:family="paragraph" style:parent-style-name="Text_20_body">
      <style:text-properties officeooo:rsid="001ed863" officeooo:paragraph-rsid="001ed863"/>
    </style:style>
    <style:style style:name="P6" style:family="paragraph" style:parent-style-name="Text_20_body" style:list-style-name="L1">
      <style:text-properties officeooo:rsid="001ed863" officeooo:paragraph-rsid="001ed863"/>
    </style:style>
    <style:style style:name="P7" style:family="paragraph" style:parent-style-name="Text_20_body" style:list-style-name="L2">
      <style:text-properties officeooo:rsid="001ed863" officeooo:paragraph-rsid="001ed863"/>
    </style:style>
    <style:style style:name="P8" style:family="paragraph" style:parent-style-name="Text_20_body" style:list-style-name="L3">
      <style:text-properties officeooo:rsid="001ed863" officeooo:paragraph-rsid="001ed863"/>
    </style:style>
    <style:style style:name="P9" style:family="paragraph" style:parent-style-name="Text_20_body" style:list-style-name="L4">
      <style:text-properties officeooo:rsid="001ed863" officeooo:paragraph-rsid="001ed863"/>
    </style:style>
    <style:style style:name="P10" style:family="paragraph" style:parent-style-name="Text_20_body">
      <style:text-properties officeooo:rsid="001efeb5" officeooo:paragraph-rsid="001efeb5"/>
    </style:style>
    <style:style style:name="P11" style:family="paragraph" style:parent-style-name="Text_20_body" style:list-style-name="L5">
      <style:text-properties officeooo:rsid="001efeb5" officeooo:paragraph-rsid="001efe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implizityLife Marketing</text:h>
      <text:h text:style-name="P2" text:outline-level="3">The Idea:</text:h>
      <text:p text:style-name="P5">Create an app to help families organize their schedules, chores, and meal plans. Make the product affordable for families and not tied to one proprietary device. I set out to build a simple, cross-device, subscription-based family organizer that anyone could use from any device with a web browser.</text:p>
      <text:h text:style-name="P2" text:outline-level="3">Marketing Approach:</text:h>
      <text:p text:style-name="P5">I needed to do this project while spending as close to $0 as I could.</text:p>
      <text:h text:style-name="P4" text:outline-level="6">Goals:</text:h>
      <text:list text:style-name="L1">
        <text:list-item>
          <text:p text:style-name="P6">Generate awareness in a local, highly engaged audience before going broader.</text:p>
        </text:list-item>
        <text:list-item>
          <text:p text:style-name="P6">Test content styles to see what resonated.</text:p>
        </text:list-item>
        <text:list-item>
          <text:p text:style-name="P6">Drive early traffic to the app without paid ads.</text:p>
        </text:list-item>
      </text:list>
      <text:h text:style-name="P4" text:outline-level="6">Strategy:</text:h>
      <text:list text:style-name="L2">
        <text:list-item>
          <text:p text:style-name="P7">Posted in local Facebook groups to reach early adopters.</text:p>
        </text:list-item>
        <text:list-item>
          <text:p text:style-name="P7">Created authentic, real-life posts showing the app in use on Echo Show and other devices.</text:p>
        </text:list-item>
        <text:list-item>
          <text:p text:style-name="P7">Shared helpful family-organization tips to position the app as a solution, not just a product.</text:p>
        </text:list-item>
      </text:list>
      <text:h text:style-name="P2" text:outline-level="3">Results:</text:h>
      <text:list text:style-name="L3">
        <text:list-item>
          <text:p text:style-name="P8">First X visitors to the site in first month.</text:p>
        </text:list-item>
        <text:list-item>
          <text:p text:style-name="P8">Grew Facebook page from 0 to X followers in [timeframe]</text:p>
        </text:list-item>
        <text:list-item>
          <text:p text:style-name="P8">Top post reached X people with X% engagement rate.</text:p>
        </text:list-item>
        <text:list-item>
          <text:p text:style-name="P8">Bounce rate improved from X% to Y% after adjusting messaging and visuals.</text:p>
        </text:list-item>
        <text:list-item>
          <text:p text:style-name="P8">Found that short demo videos had ~X the engagement of static posts.</text:p>
        </text:list-item>
      </text:list>
      <text:h text:style-name="P2" text:outline-level="3">Lessons Learned:</text:h>
      <text:list text:style-name="L4">
        <text:list-item>
          <text:p text:style-name="P9">Marketing isn’t just “posting”. It’s testing, measuring, and adapting.</text:p>
        </text:list-item>
        <text:list-item>
          <text:p text:style-name="P9">Local communities can be powerful for early traction but have growth limits.</text:p>
        </text:list-item>
        <text:list-item>
          <text:p text:style-name="P9">Videos outperform images for demonstrating product value.</text:p>
        </text:list-item>
        <text:list-item>
          <text:p text:style-name="P9">Users respond better to authentic, everyday examples than polished ad-style content.</text:p>
        </text:list-item>
      </text:list>
      <text:h text:style-name="P3" text:outline-level="3"><text:soft-page-break/></text:h>
      <text:h text:style-name="P3" text:outline-level="3">Why this matters:</text:h>
      <text:p text:style-name="P10">This product shows that I can:</text:p>
      <text:list text:style-name="L5">
        <text:list-item>
          <text:p text:style-name="P11">Build a complete product from the ground up.</text:p>
        </text:list-item>
        <text:list-item>
          <text:p text:style-name="P11">Market and position it so real people understand its value.</text:p>
        </text:list-item>
        <text:list-item>
          <text:p text:style-name="P11">Analyze performance and make data-driven decisions.</text:p>
        </text:list-item>
        <text:list-item>
          <text:p text:style-name="P11">Work independently across development, design, and outreach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3T00:24:16.030124630</dc:date>
    <meta:editing-duration>PT2M26S</meta:editing-duration>
    <meta:editing-cycles>1</meta:editing-cycles>
    <meta:document-statistic meta:table-count="0" meta:image-count="0" meta:object-count="0" meta:page-count="2" meta:paragraph-count="30" meta:word-count="290" meta:character-count="1719" meta:non-whitespace-character-count="1478"/>
    <meta:generator>LibreOffice/24.2.7.2$Linux_X86_64 LibreOffice_project/420$Build-2</meta:generator>
  </office:meta>
</office:document-meta>
</file>